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0.445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0.522cm"/>
    </style:style>
    <style:style style:name="co9" style:family="table-column">
      <style:table-column-properties fo:break-before="auto" style:column-width="0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14"/>
    <style:style style:name="ce2" style:family="table-cell" style:parent-style-name="Default" style:data-style-name="N0"/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13" style:family="table-cell" style:parent-style-name="Default" style:data-style-name="N11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>
        <table:table-column table:style-name="co2" table:default-cell-style-name="Default"/>
        <table:table-column table:style-name="co4" table:visibility="collapse" table:number-columns-repeated="3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4" table:default-cell-style-name="ce1"/>
        <table:table-column table:style-name="co9" table:default-cell-style-name="ce1"/>
        <table:table-column table:style-name="co8" table:default-cell-style-name="ce1"/>
        <table:table-column table:style-name="co8" table:number-columns-repeated="26" table:default-cell-style-name="Default"/>
        <table:table-column table:style-name="co3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27"/>
        </table:table-row>
        <table:table-row table:style-name="ro1">
          <table:table-cell table:number-columns-repeated="8"/>
          <table:table-cell office:value-type="string" calcext:value-type="string">
            <text:p>Etap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Hausreihe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number-columns-repeated="3" office:value-type="string" calcext:value-type="string">
            <text:p>B</text:p>
          </table:table-cell>
          <table:table-cell/>
          <table:table-cell table:number-columns-repeated="4" office:value-type="string" calcext:value-type="string">
            <text:p>C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G</text:p>
          </table:table-cell>
          <table:table-cell/>
          <table:table-cell table:number-columns-repeated="3" office:value-type="string" calcext:value-type="string">
            <text:p>H</text:p>
          </table:table-cell>
          <table:table-cell/>
          <table:table-cell table:number-columns-repeated="4"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Hau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Kab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Waffenplatzstrass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table:number-columns-repeated="8"/>
          <table:table-cell office:value-type="string" calcext:value-type="string">
            <text:p>Zelglistrasse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42"/>
        </table:table-row>
        <table:table-row table:style-name="ro1">
          <table:table-cell table:number-columns-repeated="7"/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3"/>
          <table:table-cell office:value-type="string" calcext:value-type="string">
            <text:p>Kabel Fernleitung zu Elfero</text:p>
          </table:table-cell>
          <table:table-cell table:number-columns-repeated="35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7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12];[.C12];[.D12];[.E12])" office:value-type="string" office:string-value="el_bl_ws_blau" calcext:value-type="string">
            <text:p>el_bl_ws_blau</text:p>
          </table:table-cell>
          <table:table-cell office:value-type="string" calcext:value-type="string">
            <text:p>Ventil</text:p>
          </table:table-cell>
          <table:table-cell office:value-type="string" calcext:value-type="string">
            <text:p>485_0V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2]" office:value-type="string" office:string-value="bl_" calcext:value-type="string">
            <text:p>bl_</text:p>
          </table:table-cell>
          <table:table-cell table:formula="of:=[.D12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13];[.C13];[.D13];[.E13])" office:value-type="string" office:string-value="el_bl_ws_weiss" calcext:value-type="string">
            <text:p>el_bl_ws_weiss</text:p>
          </table:table-cell>
          <table:table-cell office:value-type="string" calcext:value-type="string">
            <text:p>Ventil</text:p>
          </table:table-cell>
          <table:table-cell office:value-type="string" calcext:value-type="string">
            <text:p>485_24V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14];[.C14];[.D14];[.E14])" office:value-type="string" office:string-value="el_ge_ws_gelb" calcext:value-type="string">
            <text:p>el_ge_ws_gelb</text:p>
          </table:table-cell>
          <table:table-cell table:number-columns-repeated="2" office:value-type="string" calcext:value-type="string">
            <text:p>Anforderung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4]" office:value-type="string" office:string-value="ge_" calcext:value-type="string">
            <text:p>ge_</text:p>
          </table:table-cell>
          <table:table-cell table:formula="of:=[.D14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15];[.C15];[.D15];[.E15])" office:value-type="string" office:string-value="el_ge_ws_weiss" calcext:value-type="string">
            <text:p>el_ge_ws_weiss</text:p>
          </table:table-cell>
          <table:table-cell table:number-columns-repeated="2" office:value-type="string" calcext:value-type="string">
            <text:p>Anforderung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9" table:formula="of:=[.D15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16];[.C16];[.D16];[.E16])" office:value-type="string" office:string-value="el_gn_ws_gruen" calcext:value-type="string">
            <text:p>el_gn_ws_gruen</text:p>
          </table:table-cell>
          <table:table-cell/>
          <table:table-cell office:value-type="string" calcext:value-type="string">
            <text:p>485_A_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6]" office:value-type="string" office:string-value="gn_" calcext:value-type="string">
            <text:p>gn_</text:p>
          </table:table-cell>
          <table:table-cell table:style-name="ce9" table:formula="of:=[.D16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17];[.C17];[.D17];[.E17])" office:value-type="string" office:string-value="el_gn_ws_weiss" calcext:value-type="string">
            <text:p>el_gn_ws_weiss</text:p>
          </table:table-cell>
          <table:table-cell/>
          <table:table-cell office:value-type="string" calcext:value-type="string">
            <text:p>485_B_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18];[.C18];[.D18];[.E18])" office:value-type="string" office:string-value="el_bn_ws_braun" calcext:value-type="string">
            <text:p>el_bn_ws_braun</text:p>
          </table:table-cell>
          <table:table-cell/>
          <table:table-cell office:value-type="string" calcext:value-type="string">
            <text:p>485_A_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8]" office:value-type="string" office:string-value="bn_" calcext:value-type="string">
            <text:p>bn_</text:p>
          </table:table-cell>
          <table:table-cell table:formula="of:=[.D18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19];[.C19];[.D19];[.E19])" office:value-type="string" office:string-value="el_bn_ws_weiss" calcext:value-type="string">
            <text:p>el_bn_ws_weiss</text:p>
          </table:table-cell>
          <table:table-cell/>
          <table:table-cell office:value-type="string" calcext:value-type="string">
            <text:p>485_B_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office:value-type="float" office:value="9" calcext:value-type="float">
            <text:p>9</text:p>
          </table:table-cell>
          <table:table-cell table:formula="of:=COM.MICROSOFT.CONCAT([.B20];[.C20];[.D20];[.E20])" office:value-type="string" office:string-value="el_gr_ws_grau" calcext:value-type="string">
            <text:p>el_gr_ws_grau</text:p>
          </table:table-cell>
          <table:table-cell/>
          <table:table-cell office:value-type="string" calcext:value-type="string">
            <text:p>485_A_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0]" office:value-type="string" office:string-value="gr_" calcext:value-type="string">
            <text:p>gr_</text:p>
          </table:table-cell>
          <table:table-cell table:formula="of:=[.D20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0" calcext:value-type="float">
            <text:p>10</text:p>
          </table:table-cell>
          <table:table-cell table:formula="of:=COM.MICROSOFT.CONCAT([.B21];[.C21];[.D21];[.E21])" office:value-type="string" office:string-value="el_gr_ws_weiss" calcext:value-type="string">
            <text:p>el_gr_ws_weiss</text:p>
          </table:table-cell>
          <table:table-cell/>
          <table:table-cell office:value-type="string" calcext:value-type="string">
            <text:p>485_B_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office:value-type="float" office:value="11" calcext:value-type="float">
            <text:p>11</text:p>
          </table:table-cell>
          <table:table-cell table:formula="of:=COM.MICROSOFT.CONCAT([.B22];[.C22];[.D22];[.E22])" office:value-type="string" office:string-value="el_blws_ws_blauws" calcext:value-type="string">
            <text:p>el_blws_ws_blauws</text:p>
          </table:table-cell>
          <table:table-cell/>
          <table:table-cell office:value-type="string" calcext:value-type="string">
            <text:p>485_A_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2]" office:value-type="string" office:string-value="blws_" calcext:value-type="string">
            <text:p>blws_</text:p>
          </table:table-cell>
          <table:table-cell table:formula="of:=[.D22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2" calcext:value-type="float">
            <text:p>12</text:p>
          </table:table-cell>
          <table:table-cell table:formula="of:=COM.MICROSOFT.CONCAT([.B23];[.C23];[.D23];[.E23])" office:value-type="string" office:string-value="el_blws_ws_weiss" calcext:value-type="string">
            <text:p>el_blws_ws_weiss</text:p>
          </table:table-cell>
          <table:table-cell/>
          <table:table-cell office:value-type="string" calcext:value-type="string">
            <text:p>485_B_U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table:formula="of:=COM.MICROSOFT.CONCAT([.B24];[.C24];[.D24];[.E24])">
            <text:p/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3"/>
          <table:table-cell office:value-type="string" calcext:value-type="string">
            <text:p>Kabel Fernleitung Techem</text:p>
          </table:table-cell>
          <table:table-cell table:number-columns-repeated="35"/>
        </table:table-row>
        <table:table-row table:style-name="ro1">
          <table:table-cell table:number-columns-repeated="6"/>
          <table:table-cell table:formula="of:=COM.MICROSOFT.CONCAT([.B26];[.C26];[.D26];[.E26])">
            <text:p/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32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27];[.C27];[.D27];[.E27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27]" office:value-type="string" office:string-value="te_" calcext:value-type="string">
            <text:p>te_</text:p>
          </table:table-cell>
          <table:table-cell table:formula="of:=[.C27]" office:value-type="string" office:string-value="bl_" calcext:value-type="string">
            <text:p>bl_</text:p>
          </table:table-cell>
          <table:table-cell table:formula="of:=[.D2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28];[.C28];[.D28];[.E28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28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29];[.C29];[.D29];[.E29])" office:value-type="string" office:string-value="te_ge_ws_gelb" calcext:value-type="string">
            <text:p>te_ge_ws_gelb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29]" office:value-type="string" office:string-value="te_" calcext:value-type="string">
            <text:p>te_</text:p>
          </table:table-cell>
          <table:table-cell table:formula="of:=[.C29]" office:value-type="string" office:string-value="ge_" calcext:value-type="string">
            <text:p>ge_</text:p>
          </table:table-cell>
          <table:table-cell table:formula="of:=[.D2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30];[.C30];[.D30];[.E30])" office:value-type="string" office:string-value="te_ge_ws_weiss" calcext:value-type="string">
            <text:p>te_ge_ws_weiss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30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9" table:formula="of:=[.D30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31];[.C31];[.D31];[.E31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31]" office:value-type="string" office:string-value="te_" calcext:value-type="string">
            <text:p>te_</text:p>
          </table:table-cell>
          <table:table-cell table:formula="of:=[.C31]" office:value-type="string" office:string-value="gn_" calcext:value-type="string">
            <text:p>gn_</text:p>
          </table:table-cell>
          <table:table-cell table:style-name="ce9" table:formula="of:=[.D3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32];[.C32];[.D32];[.E32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32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33];[.C33];[.D33];[.E33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33]" office:value-type="string" office:string-value="te_" calcext:value-type="string">
            <text:p>te_</text:p>
          </table:table-cell>
          <table:table-cell table:formula="of:=[.C33]" office:value-type="string" office:string-value="bn_" calcext:value-type="string">
            <text:p>bn_</text:p>
          </table:table-cell>
          <table:table-cell table:formula="of:=[.D3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34];[.C34];[.D34];[.E34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 table:number-rows-repeated="2">
          <table:table-cell table:style-name="ce1"/>
          <table:table-cell table:number-columns-repeated="2"/>
          <table:table-cell table:style-name="ce9"/>
          <table:table-cell table:number-columns-repeated="38"/>
        </table:table-row>
        <table:table-row table:style-name="ro1" table:number-rows-repeated="4">
          <table:table-cell table:number-columns-repeated="42"/>
        </table:table-row>
        <table:table-row table:style-name="ro1" table:number-rows-repeated="14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 table:number-rows-repeated="1048521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13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9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9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9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nks" table:style-name="ta1">
        <table:table-column table:style-name="co3" table:number-columns-repeated="41" table:default-cell-style-name="Default"/>
        <table:table-row table:style-name="ro1" table:number-rows-repeated="3">
          <table:table-cell table:number-columns-repeated="41"/>
        </table:table-row>
        <table:table-row table:style-name="ro1">
          <table:table-cell office:value-type="string" calcext:value-type="string">
            <text:p>RS485 beispiele</text:p>
          </table:table-cell>
          <table:table-cell table:number-columns-repeated="3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office:value-type="string" calcext:value-type="string">
            <text:p>https://wirenboard.com/wiki/index.php?title=WB-M1W2_1-Wire_to_Modbus_Temperature_Measurement_Module/en&amp;mobileaction=toggle_view_desktop</text:p>
          </table:table-cell>
          <table:table-cell table:number-columns-repeated="2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office:value-type="string" calcext:value-type="string">
            <text:p>https://www.ebay.co.uk/itm/394179679269</text:p>
          </table:table-cell>
          <table:table-cell table:number-columns-repeated="2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office:value-type="string" calcext:value-type="string">
            <text:p>https://store.comwintop.com/products/rs485-pt100-temperature-sensor</text:p>
          </table:table-cell>
          <table:table-cell table:number-columns-repeated="2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office:value-type="string" calcext:value-type="string">
            <text:p>https://www.fruugoschweiz.com/rs485-ds18b20-temperatursensorplatine-mit-modbus-rtu-befehlen/p-202315299-430399477?language=de</text:p>
          </table:table-cell>
          <table:table-cell table:number-columns-repeated="2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table:number-columns-repeated="4"/>
          <table:table-cell table:style-name="ce1" table:number-columns-repeated="2"/>
          <table:table-cell table:style-name="ce3" office:value-type="string" calcext:value-type="string">
            <text:p>AMDSG08 </text:p>
          </table:table-cell>
          <table:table-cell office:value-type="string" calcext:value-type="string">
            <text:p>cool</text:p>
          </table:table-cell>
          <table:table-cell/>
          <table:table-cell table:style-name="ce1" table:number-columns-repeated="32"/>
        </table:table-row>
        <table:table-row table:style-name="ro1" table:number-rows-repeated="3">
          <table:table-cell table:number-columns-repeated="4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office:value-type="string" calcext:value-type="string">
            <text:p>selber machen:</text:p>
          </table:table-cell>
          <table:table-cell table:number-columns-repeated="3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office:value-type="string" calcext:value-type="string">
            <text:p>ds18b20:</text:p>
          </table:table-cell>
          <table:table-cell table:number-columns-repeated="3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>
          <table:table-cell office:value-type="string" calcext:value-type="string">
            <text:p>https://de.aliexpress.com/item/32847886832.html?spm=a2g0o.store_pc_allProduct.8148356.9.9016d5d797LoD0&amp;pdp_npi=4%40dis%21USD%21US%20%2411.80%21US%20%2411.80%21%21%2111.80%2111.80%21%402103237317000811862966179e8696%2112000019880621884%21sh%21CH%21141806571%21</text:p>
          </table:table-cell>
          <table:table-cell table:number-columns-repeated="3"/>
          <table:table-cell table:style-name="ce1" table:number-columns-repeated="2"/>
          <table:table-cell table:number-columns-repeated="3"/>
          <table:table-cell table:style-name="ce1" table:number-columns-repeated="32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 calcext:value-type="string">
            <text:p>Hu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pi-shop.ch/industrial-grade-isolated-8-ch-rs485-hub</text:p>
          </table:table-cell>
          <table:table-cell table:number-columns-repeated="40"/>
        </table:table-row>
        <table:table-row table:style-name="ro1" table:number-rows-repeated="8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1000" calcext:value-type="float">
            <text:p>51000</text:p>
          </table:table-cell>
          <table:table-cell office:value-type="float" office:value="10000" calcext:value-type="float">
            <text:p>10000</text:p>
          </table:table-cell>
          <table:table-cell table:formula="of:=0.8*(1+[.C31]/[.D31])" office:value-type="float" office:value="4.88" calcext:value-type="float">
            <text:p>4.8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6000" calcext:value-type="float">
            <text:p>56000</text:p>
          </table:table-cell>
          <table:table-cell office:value-type="float" office:value="10000" calcext:value-type="float">
            <text:p>10000</text:p>
          </table:table-cell>
          <table:table-cell table:formula="of:=0.8*(1+[.C32]/[.D32])" office:value-type="float" office:value="5.28" calcext:value-type="float">
            <text:p>5.28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.00.0000</text:date>, <text:time style:data-style-name="N2" text:time-value="11:28:49.43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3-11-19T00:02:39.662000000</dc:date>
    <meta:editing-duration>PT17H30M24S</meta:editing-duration>
    <meta:editing-cycles>14</meta:editing-cycles>
    <meta:generator>LibreOffice/7.5.7.1$Windows_X86_64 LibreOffice_project/47eb0cf7efbacdee9b19ae25d6752381ede23126</meta:generator>
    <meta:print-date>2023-11-16T08:46:59.232000000</meta:print-date>
    <meta:document-statistic meta:table-count="3" meta:cell-count="550" meta:object-count="0"/>
  </office:meta>
</office:document-meta>
</file>